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306"/>
    </style:style>
    <style:style style:name="P2" style:family="paragraph" style:parent-style-name="Standard">
      <style:text-properties officeooo:rsid="000c1306" officeooo:paragraph-rsid="000c1306"/>
    </style:style>
    <style:style style:name="P3" style:family="paragraph" style:parent-style-name="Standard">
      <style:text-properties fo:font-weight="normal" officeooo:rsid="000c1306" officeooo:paragraph-rsid="000c130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urpose of this project demo is to better understand the utility of interfaces.</text:p>
      <text:p text:style-name="P1"/>
      <text:p text:style-name="P1">In this instance, we're assigning our interface 'ITakeDamage' as an extension of our two MonoBehaviour <text:s/>classes 'Car' and 'Barrel' </text:p>
      <text:p text:style-name="P1"/>
      <text:p text:style-name="P1">Then, the Car and Barrel class each <text:span text:style-name="T1">implement </text:span><text:span text:style-name="T2">the TakeDamage() method created in out interface.</text:span><text:span text:style-name="T1"> And the key thing to note here is that they implement the same method in different ways: this is the power and flexibility that an interface provides .</text:span></text:p>
      <text:p text:style-name="P1"><text:span text:style-name="T1"/></text:p>
      <text:p text:style-name="P3">In the DamageOnClick script, we create a variable ‘damageable’ to get the component ‘ITakeDamage’ from any collider that contains the interface.</text:p>
      <text:p text:style-name="P2"><text:span text:style-name="T1"/></text:p>
      <text:p text:style-name="P2"><text:span text:style-name="T1">Since both our classes ‘Barrel’ and ‘Car’ inherit from our interface and determine their own implementation for the method created within the interface, they will contain an ITakeDamage compone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9:11:18.942000000</meta:creation-date>
    <dc:date>2019-08-16T19:18:44.534000000</dc:date>
    <meta:editing-duration>PT7M30S</meta:editing-duration>
    <meta:editing-cycles>1</meta:editing-cycles>
    <meta:document-statistic meta:table-count="0" meta:image-count="0" meta:object-count="0" meta:page-count="1" meta:paragraph-count="5" meta:word-count="126" meta:character-count="802" meta:non-whitespace-character-count="678"/>
    <meta:generator>Neat_Office/6.1.3.2$Windows_x86 LibreOffice_project/</meta:generator>
  </office:meta>
</office:document-meta>
</file>